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3.378cm"/>
    </style:style>
    <style:style style:name="co5" style:family="table-column">
      <style:table-column-properties fo:break-before="auto" style:column-width="3.00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fo:background-color="#cfe7e5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ackground-color="#cfe7e5" style:text-align-source="fix" style:repeat-content="false"/>
      <style:paragraph-properties fo:text-align="start" fo:margin-left="0cm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ackground-color="#c0c0c0"/>
      <style:text-properties style:font-name="Consolas"/>
    </style:style>
    <style:style style:name="ce7" style:family="table-cell" style:parent-style-name="Default">
      <style:table-cell-properties fo:background-color="#ffcc99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style:font-name="Consolas"/>
    </style:style>
    <style:style style:name="ce9" style:family="table-cell" style:parent-style-name="Default" style:data-style-name="N100">
      <style:text-properties style:font-name="Consola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FeatureSet1Blockmean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>
            <text:p>idx</text:p>
          </table:table-cell>
          <table:table-cell table:style-name="ce7" office:value-type="string">
            <text:p>feature</text:p>
          </table:table-cell>
          <table:table-cell table:style-name="ce8" table:number-columns-repeated="2"/>
          <table:table-cell/>
          <table:table-cell office:value-type="string">
            <text:p>all cuberoot compressed and scaled such that median == 0.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..4</text:p>
          </table:table-cell>
          <table:table-cell office:value-type="string">
            <text:p>RM</text:p>
          </table:table-cell>
          <table:table-cell office:value-type="string">
            <text:p>ch1</text:p>
          </table:table-cell>
          <table:table-cell office:value-type="string">
            <text:p>lmom1..lmom4</text:p>
          </table:table-cell>
          <table:table-cell/>
          <table:table-cell office:value-type="string">
            <text:p>80Hz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..8</text:p>
          </table:table-cell>
          <table:table-cell office:value-type="string">
            <text:p>RM</text:p>
          </table:table-cell>
          <table:table-cell office:value-type="string">
            <text:p>ch2</text:p>
          </table:table-cell>
          <table:table-cell office:value-type="string">
            <text:p>lmom1..lmom4</text:p>
          </table:table-cell>
          <table:table-cell/>
          <table:table-cell office:value-type="string">
            <text:p>155Hz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..12</text:p>
          </table:table-cell>
          <table:table-cell office:value-type="string">
            <text:p>RM</text:p>
          </table:table-cell>
          <table:table-cell office:value-type="string">
            <text:p>ch3</text:p>
          </table:table-cell>
          <table:table-cell office:value-type="string">
            <text:p>lmom1..lmom4</text:p>
          </table:table-cell>
          <table:table-cell/>
          <table:table-cell office:value-type="string">
            <text:p>250Hz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..16</text:p>
          </table:table-cell>
          <table:table-cell office:value-type="string">
            <text:p>RM</text:p>
          </table:table-cell>
          <table:table-cell office:value-type="string">
            <text:p>ch4</text:p>
          </table:table-cell>
          <table:table-cell office:value-type="string">
            <text:p>lmom1..lmom4</text:p>
          </table:table-cell>
          <table:table-cell/>
          <table:table-cell office:value-type="string">
            <text:p>367Hz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..20</text:p>
          </table:table-cell>
          <table:table-cell office:value-type="string">
            <text:p>RM</text:p>
          </table:table-cell>
          <table:table-cell office:value-type="string">
            <text:p>ch5</text:p>
          </table:table-cell>
          <table:table-cell office:value-type="string">
            <text:p>lmom1..lmom4</text:p>
          </table:table-cell>
          <table:table-cell/>
          <table:table-cell office:value-type="string">
            <text:p>512Hz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..24</text:p>
          </table:table-cell>
          <table:table-cell office:value-type="string">
            <text:p>RM</text:p>
          </table:table-cell>
          <table:table-cell office:value-type="string">
            <text:p>ch6</text:p>
          </table:table-cell>
          <table:table-cell office:value-type="string">
            <text:p>lmom1..lmom4</text:p>
          </table:table-cell>
          <table:table-cell/>
          <table:table-cell office:value-type="string">
            <text:p>694Hz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..28</text:p>
          </table:table-cell>
          <table:table-cell office:value-type="string">
            <text:p>RM</text:p>
          </table:table-cell>
          <table:table-cell office:value-type="string">
            <text:p>ch7</text:p>
          </table:table-cell>
          <table:table-cell office:value-type="string">
            <text:p>lmom1..lmom4</text:p>
          </table:table-cell>
          <table:table-cell/>
          <table:table-cell office:value-type="string">
            <text:p>920Hz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..32</text:p>
          </table:table-cell>
          <table:table-cell office:value-type="string">
            <text:p>RM</text:p>
          </table:table-cell>
          <table:table-cell office:value-type="string">
            <text:p>ch8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1200Hz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..36</text:p>
          </table:table-cell>
          <table:table-cell office:value-type="string">
            <text:p>RM</text:p>
          </table:table-cell>
          <table:table-cell office:value-type="string">
            <text:p>ch9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1550Hz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..40</text:p>
          </table:table-cell>
          <table:table-cell office:value-type="string">
            <text:p>RM</text:p>
          </table:table-cell>
          <table:table-cell office:value-type="string">
            <text:p>ch10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1985Hz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..44</text:p>
          </table:table-cell>
          <table:table-cell office:value-type="string">
            <text:p>RM</text:p>
          </table:table-cell>
          <table:table-cell office:value-type="string">
            <text:p>ch11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2525Hz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..48</text:p>
          </table:table-cell>
          <table:table-cell office:value-type="string">
            <text:p>RM</text:p>
          </table:table-cell>
          <table:table-cell office:value-type="string">
            <text:p>ch12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3200Hz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..52</text:p>
          </table:table-cell>
          <table:table-cell office:value-type="string">
            <text:p>RM</text:p>
          </table:table-cell>
          <table:table-cell office:value-type="string">
            <text:p>ch13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4040Hz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..56</text:p>
          </table:table-cell>
          <table:table-cell office:value-type="string">
            <text:p>RM</text:p>
          </table:table-cell>
          <table:table-cell office:value-type="string">
            <text:p>ch14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5080Hz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..60</text:p>
          </table:table-cell>
          <table:table-cell office:value-type="string">
            <text:p>RM</text:p>
          </table:table-cell>
          <table:table-cell office:value-type="string">
            <text:p>ch15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6380Hz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..64</text:p>
          </table:table-cell>
          <table:table-cell office:value-type="string">
            <text:p>RM</text:p>
          </table:table-cell>
          <table:table-cell office:value-type="string">
            <text:p>ch16</text:p>
          </table:table-cell>
          <table:table-cell office:value-type="string">
            <text:p>lmom1..lmom4</text:p>
          </table:table-cell>
          <table:table-cell/>
          <table:table-cell table:style-name="ce9" office:value-type="string">
            <text:p>8000Hz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..68</text:p>
          </table:table-cell>
          <table:table-cell office:value-type="string">
            <text:p>centroid</text:p>
          </table:table-cell>
          <table:table-cell/>
          <table:table-cell office:value-type="string">
            <text:p>lmom1..lmom4</text:p>
          </table:table-cell>
          <table:table-cell/>
          <table:table-cell office:value-type="string">
            <text:p>statistics over 32 freq channels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..72</text:p>
          </table:table-cell>
          <table:table-cell office:value-type="string">
            <text:p>crest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..76</text:p>
          </table:table-cell>
          <table:table-cell office:value-type="string">
            <text:p>spread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..80</text:p>
          </table:table-cell>
          <table:table-cell office:value-type="string">
            <text:p>entropy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..84</text:p>
          </table:table-cell>
          <table:table-cell office:value-type="string">
            <text:p>brightness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..88</text:p>
          </table:table-cell>
          <table:table-cell office:value-type="string">
            <text:p>hfc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..92</text:p>
          </table:table-cell>
          <table:table-cell office:value-type="string">
            <text:p>decrease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..96</text:p>
          </table:table-cell>
          <table:table-cell office:value-type="string">
            <text:p>flatness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..100</text:p>
          </table:table-cell>
          <table:table-cell office:value-type="string">
            <text:p>flux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..104</text:p>
          </table:table-cell>
          <table:table-cell office:value-type="string">
            <text:p>kurtosis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..108</text:p>
          </table:table-cell>
          <table:table-cell office:value-type="string">
            <text:p>skewness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..112</text:p>
          </table:table-cell>
          <table:table-cell office:value-type="string">
            <text:p>irregularity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..116</text:p>
          </table:table-cell>
          <table:table-cell office:value-type="string">
            <text:p>rolloff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..120</text:p>
          </table:table-cell>
          <table:table-cell office:value-type="string">
            <text:p>variation</text:p>
          </table:table-cell>
          <table:table-cell/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..124</text:p>
          </table:table-cell>
          <table:table-cell office:value-type="string">
            <text:p>ONS</text:p>
          </table:table-cell>
          <table:table-cell office:value-type="string">
            <text:p>ch1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..128</text:p>
          </table:table-cell>
          <table:table-cell office:value-type="string">
            <text:p>ONS</text:p>
          </table:table-cell>
          <table:table-cell office:value-type="string">
            <text:p>ch2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..132</text:p>
          </table:table-cell>
          <table:table-cell office:value-type="string">
            <text:p>ONS</text:p>
          </table:table-cell>
          <table:table-cell office:value-type="string">
            <text:p>ch3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..136</text:p>
          </table:table-cell>
          <table:table-cell office:value-type="string">
            <text:p>ONS</text:p>
          </table:table-cell>
          <table:table-cell office:value-type="string">
            <text:p>ch4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..140</text:p>
          </table:table-cell>
          <table:table-cell office:value-type="string">
            <text:p>ONS</text:p>
          </table:table-cell>
          <table:table-cell office:value-type="string">
            <text:p>ch5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..144</text:p>
          </table:table-cell>
          <table:table-cell office:value-type="string">
            <text:p>ONS</text:p>
          </table:table-cell>
          <table:table-cell office:value-type="string">
            <text:p>ch6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..148</text:p>
          </table:table-cell>
          <table:table-cell office:value-type="string">
            <text:p>ONS</text:p>
          </table:table-cell>
          <table:table-cell office:value-type="string">
            <text:p>ch7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..152</text:p>
          </table:table-cell>
          <table:table-cell office:value-type="string">
            <text:p>ONS</text:p>
          </table:table-cell>
          <table:table-cell office:value-type="string">
            <text:p>ch8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..156</text:p>
          </table:table-cell>
          <table:table-cell office:value-type="string">
            <text:p>ONS</text:p>
          </table:table-cell>
          <table:table-cell office:value-type="string">
            <text:p>ch9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..160</text:p>
          </table:table-cell>
          <table:table-cell office:value-type="string">
            <text:p>ONS</text:p>
          </table:table-cell>
          <table:table-cell office:value-type="string">
            <text:p>ch10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..164</text:p>
          </table:table-cell>
          <table:table-cell office:value-type="string">
            <text:p>ONS</text:p>
          </table:table-cell>
          <table:table-cell office:value-type="string">
            <text:p>ch11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..168</text:p>
          </table:table-cell>
          <table:table-cell office:value-type="string">
            <text:p>ONS</text:p>
          </table:table-cell>
          <table:table-cell office:value-type="string">
            <text:p>ch12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..172</text:p>
          </table:table-cell>
          <table:table-cell office:value-type="string">
            <text:p>ONS</text:p>
          </table:table-cell>
          <table:table-cell office:value-type="string">
            <text:p>ch13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..176</text:p>
          </table:table-cell>
          <table:table-cell office:value-type="string">
            <text:p>ONS</text:p>
          </table:table-cell>
          <table:table-cell office:value-type="string">
            <text:p>ch14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..180</text:p>
          </table:table-cell>
          <table:table-cell office:value-type="string">
            <text:p>ONS</text:p>
          </table:table-cell>
          <table:table-cell office:value-type="string">
            <text:p>ch15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..184</text:p>
          </table:table-cell>
          <table:table-cell office:value-type="string">
            <text:p>ONS</text:p>
          </table:table-cell>
          <table:table-cell office:value-type="string">
            <text:p>ch16</text:p>
          </table:table-cell>
          <table:table-cell office:value-type="string">
            <text:p>lmom1..lmom4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..188</text:p>
          </table:table-cell>
          <table:table-cell office:value-type="string">
            <text:p>RM</text:p>
          </table:table-cell>
          <table:table-cell office:value-type="string">
            <text:p>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..192</text:p>
          </table:table-cell>
          <table:table-cell office:value-type="string">
            <text:p>RM</text:p>
          </table:table-cell>
          <table:table-cell office:value-type="string">
            <text:p>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..196</text:p>
          </table:table-cell>
          <table:table-cell office:value-type="string">
            <text:p>RM</text:p>
          </table:table-cell>
          <table:table-cell office:value-type="string">
            <text:p>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..200</text:p>
          </table:table-cell>
          <table:table-cell office:value-type="string">
            <text:p>RM</text:p>
          </table:table-cell>
          <table:table-cell office:value-type="string">
            <text:p>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..204</text:p>
          </table:table-cell>
          <table:table-cell office:value-type="string">
            <text:p>RM</text:p>
          </table:table-cell>
          <table:table-cell office:value-type="string">
            <text:p>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..208</text:p>
          </table:table-cell>
          <table:table-cell office:value-type="string">
            <text:p>RM</text:p>
          </table:table-cell>
          <table:table-cell office:value-type="string">
            <text:p>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..212</text:p>
          </table:table-cell>
          <table:table-cell office:value-type="string">
            <text:p>RM</text:p>
          </table:table-cell>
          <table:table-cell office:value-type="string">
            <text:p>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..216</text:p>
          </table:table-cell>
          <table:table-cell office:value-type="string">
            <text:p>RM</text:p>
          </table:table-cell>
          <table:table-cell office:value-type="string">
            <text:p>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..220</text:p>
          </table:table-cell>
          <table:table-cell office:value-type="string">
            <text:p>RM</text:p>
          </table:table-cell>
          <table:table-cell office:value-type="string">
            <text:p>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..224</text:p>
          </table:table-cell>
          <table:table-cell office:value-type="string">
            <text:p>RM</text:p>
          </table:table-cell>
          <table:table-cell office:value-type="string">
            <text:p>ch10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..228</text:p>
          </table:table-cell>
          <table:table-cell office:value-type="string">
            <text:p>RM</text:p>
          </table:table-cell>
          <table:table-cell office:value-type="string">
            <text:p>ch1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..232</text:p>
          </table:table-cell>
          <table:table-cell office:value-type="string">
            <text:p>RM</text:p>
          </table:table-cell>
          <table:table-cell office:value-type="string">
            <text:p>ch1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..236</text:p>
          </table:table-cell>
          <table:table-cell office:value-type="string">
            <text:p>RM</text:p>
          </table:table-cell>
          <table:table-cell office:value-type="string">
            <text:p>ch1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..240</text:p>
          </table:table-cell>
          <table:table-cell office:value-type="string">
            <text:p>RM</text:p>
          </table:table-cell>
          <table:table-cell office:value-type="string">
            <text:p>ch1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..244</text:p>
          </table:table-cell>
          <table:table-cell office:value-type="string">
            <text:p>RM</text:p>
          </table:table-cell>
          <table:table-cell office:value-type="string">
            <text:p>ch1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..248</text:p>
          </table:table-cell>
          <table:table-cell office:value-type="string">
            <text:p>RM</text:p>
          </table:table-cell>
          <table:table-cell office:value-type="string">
            <text:p>ch1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..252</text:p>
          </table:table-cell>
          <table:table-cell office:value-type="string">
            <text:p>centroid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..256</text:p>
          </table:table-cell>
          <table:table-cell office:value-type="string">
            <text:p>crest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..260</text:p>
          </table:table-cell>
          <table:table-cell office:value-type="string">
            <text:p>spread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..264</text:p>
          </table:table-cell>
          <table:table-cell office:value-type="string">
            <text:p>entropy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..268</text:p>
          </table:table-cell>
          <table:table-cell office:value-type="string">
            <text:p>brightness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..272</text:p>
          </table:table-cell>
          <table:table-cell office:value-type="string">
            <text:p>hfc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..276</text:p>
          </table:table-cell>
          <table:table-cell office:value-type="string">
            <text:p>decrease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..280</text:p>
          </table:table-cell>
          <table:table-cell office:value-type="string">
            <text:p>flatness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..284</text:p>
          </table:table-cell>
          <table:table-cell office:value-type="string">
            <text:p>flux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..288</text:p>
          </table:table-cell>
          <table:table-cell office:value-type="string">
            <text:p>kurtosis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..292</text:p>
          </table:table-cell>
          <table:table-cell office:value-type="string">
            <text:p>skewness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..296</text:p>
          </table:table-cell>
          <table:table-cell office:value-type="string">
            <text:p>irregularity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..300</text:p>
          </table:table-cell>
          <table:table-cell office:value-type="string">
            <text:p>rolloff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..304</text:p>
          </table:table-cell>
          <table:table-cell office:value-type="string">
            <text:p>variation</text:p>
          </table:table-cell>
          <table:table-cell/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..308</text:p>
          </table:table-cell>
          <table:table-cell office:value-type="string">
            <text:p>ONS</text:p>
          </table:table-cell>
          <table:table-cell office:value-type="string">
            <text:p>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..312</text:p>
          </table:table-cell>
          <table:table-cell office:value-type="string">
            <text:p>ONS</text:p>
          </table:table-cell>
          <table:table-cell office:value-type="string">
            <text:p>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..316</text:p>
          </table:table-cell>
          <table:table-cell office:value-type="string">
            <text:p>ONS</text:p>
          </table:table-cell>
          <table:table-cell office:value-type="string">
            <text:p>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..320</text:p>
          </table:table-cell>
          <table:table-cell office:value-type="string">
            <text:p>ONS</text:p>
          </table:table-cell>
          <table:table-cell office:value-type="string">
            <text:p>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..324</text:p>
          </table:table-cell>
          <table:table-cell office:value-type="string">
            <text:p>ONS</text:p>
          </table:table-cell>
          <table:table-cell office:value-type="string">
            <text:p>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..328</text:p>
          </table:table-cell>
          <table:table-cell office:value-type="string">
            <text:p>ONS</text:p>
          </table:table-cell>
          <table:table-cell office:value-type="string">
            <text:p>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..332</text:p>
          </table:table-cell>
          <table:table-cell office:value-type="string">
            <text:p>ONS</text:p>
          </table:table-cell>
          <table:table-cell office:value-type="string">
            <text:p>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..336</text:p>
          </table:table-cell>
          <table:table-cell office:value-type="string">
            <text:p>ONS</text:p>
          </table:table-cell>
          <table:table-cell office:value-type="string">
            <text:p>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..340</text:p>
          </table:table-cell>
          <table:table-cell office:value-type="string">
            <text:p>ONS</text:p>
          </table:table-cell>
          <table:table-cell office:value-type="string">
            <text:p>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..344</text:p>
          </table:table-cell>
          <table:table-cell office:value-type="string">
            <text:p>ONS</text:p>
          </table:table-cell>
          <table:table-cell office:value-type="string">
            <text:p>ch10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..348</text:p>
          </table:table-cell>
          <table:table-cell office:value-type="string">
            <text:p>ONS</text:p>
          </table:table-cell>
          <table:table-cell office:value-type="string">
            <text:p>ch1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..352</text:p>
          </table:table-cell>
          <table:table-cell office:value-type="string">
            <text:p>ONS</text:p>
          </table:table-cell>
          <table:table-cell office:value-type="string">
            <text:p>ch1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..356</text:p>
          </table:table-cell>
          <table:table-cell office:value-type="string">
            <text:p>ONS</text:p>
          </table:table-cell>
          <table:table-cell office:value-type="string">
            <text:p>ch1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..360</text:p>
          </table:table-cell>
          <table:table-cell office:value-type="string">
            <text:p>ONS</text:p>
          </table:table-cell>
          <table:table-cell office:value-type="string">
            <text:p>ch1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..364</text:p>
          </table:table-cell>
          <table:table-cell office:value-type="string">
            <text:p>ONS</text:p>
          </table:table-cell>
          <table:table-cell office:value-type="string">
            <text:p>ch1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..368</text:p>
          </table:table-cell>
          <table:table-cell office:value-type="string">
            <text:p>ONS</text:p>
          </table:table-cell>
          <table:table-cell office:value-type="string">
            <text:p>ch1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..372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table:style-name="Default"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..376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..380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..384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..388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..392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..396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..400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128">
            <text:p>128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..404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/>
          <table:table-cell table:style-name="Default"/>
          <table:table-cell office:value-type="float" office:value="256">
            <text:p>256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..408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265">
            <text:p>265</text:p>
          </table:table-cell>
          <table:table-cell table:number-columns-repeated="101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..412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..416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..420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..424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..428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..432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..436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..440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..444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560">
            <text:p>560</text:p>
          </table:table-cell>
          <table:table-cell table:number-columns-repeated="101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..448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..452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..456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..460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..464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..468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..472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..476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..480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1032">
            <text:p>1032</text:p>
          </table:table-cell>
          <table:table-cell table:number-columns-repeated="1016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..484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..488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..492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..496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..500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..504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..508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..512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..516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1785">
            <text:p>1785</text:p>
          </table:table-cell>
          <table:table-cell table:number-columns-repeated="101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..520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..524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..528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..532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..536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..540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..544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..548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..552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2992">
            <text:p>2992</text:p>
          </table:table-cell>
          <table:table-cell table:number-columns-repeated="101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..556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..560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..564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..568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..572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..576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..580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..584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..588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4920">
            <text:p>4920</text:p>
          </table:table-cell>
          <table:table-cell table:number-columns-repeated="101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..592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..596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..600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..604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..608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..612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..616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..620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..624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1</text:p>
          </table:table-cell>
          <table:table-cell office:value-type="string">
            <text:p>lmom1..lmom4</text:p>
          </table:table-cell>
          <table:table-cell/>
          <table:table-cell office:value-type="float" office:value="8000">
            <text:p>8000</text:p>
          </table:table-cell>
          <table:table-cell table:number-columns-repeated="101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..628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2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..632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3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..636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4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..640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5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..644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6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..648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7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..652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8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..656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9</text:p>
          </table:table-cell>
          <table:table-cell office:value-type="string">
            <text:p>lmom1..lmom4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..660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..664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..668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..672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..676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..680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..684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..688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..692</text:p>
          </table:table-cell>
          <table:table-cell office:value-type="string">
            <text:p>AM</text:p>
          </table:table-cell>
          <table:table-cell office:value-type="string">
            <text:p>ch1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..696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..700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..704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..708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..712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..716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..720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..724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..728</text:p>
          </table:table-cell>
          <table:table-cell office:value-type="string">
            <text:p>AM</text:p>
          </table:table-cell>
          <table:table-cell office:value-type="string">
            <text:p>ch2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..732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..736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..740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..744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..748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..752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..756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..760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..764</text:p>
          </table:table-cell>
          <table:table-cell office:value-type="string">
            <text:p>AM</text:p>
          </table:table-cell>
          <table:table-cell office:value-type="string">
            <text:p>ch3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..768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..772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..776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..780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..784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..788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..792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..796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..800</text:p>
          </table:table-cell>
          <table:table-cell office:value-type="string">
            <text:p>AM</text:p>
          </table:table-cell>
          <table:table-cell office:value-type="string">
            <text:p>ch4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..804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..808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..812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..816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..820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..824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..828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..832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..836</text:p>
          </table:table-cell>
          <table:table-cell office:value-type="string">
            <text:p>AM</text:p>
          </table:table-cell>
          <table:table-cell office:value-type="string">
            <text:p>ch5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..840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..844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..848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..852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..856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..860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..864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..868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..872</text:p>
          </table:table-cell>
          <table:table-cell office:value-type="string">
            <text:p>AM</text:p>
          </table:table-cell>
          <table:table-cell office:value-type="string">
            <text:p>ch6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..876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..880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..884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..888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..892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..896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..900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..904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..908</text:p>
          </table:table-cell>
          <table:table-cell office:value-type="string">
            <text:p>AM</text:p>
          </table:table-cell>
          <table:table-cell office:value-type="string">
            <text:p>ch7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..912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1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..916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2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..920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3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..924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4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..928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5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..932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6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..936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7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..940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8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..944</text:p>
          </table:table-cell>
          <table:table-cell office:value-type="string">
            <text:p>AM</text:p>
          </table:table-cell>
          <table:table-cell office:value-type="string">
            <text:p>ch8</text:p>
          </table:table-cell>
          <table:table-cell office:value-type="string">
            <text:p>amCh9</text:p>
          </table:table-cell>
          <table:table-cell office:value-type="string">
            <text:p>deltas</text:p>
          </table:table-cell>
          <table:table-cell office:value-type="string">
            <text:p>lmom1..lmom4</text:p>
          </table:table-cell>
          <table:table-cell table:number-columns-repeated="1017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46:59.13</meta:creation-date>
    <dc:date>2014-12-10T14:45:10</dc:date>
    <meta:editing-duration>PT44M37S</meta:editing-duration>
    <meta:editing-cycles>10</meta:editing-cycles>
    <meta:generator>LibreOffice/3.5$Windows_x86 LibreOffice_project/7e68ba2-a744ebf-1f241b7-c506db1-7d53735</meta:generator>
    <meta:document-statistic meta:table-count="3" meta:cell-count="1452" meta:object-count="0"/>
  </office:meta>
</office:document-meta>
</file>